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0828b0"/>
    </style:style>
    <style:style style:name="P3" style:family="paragraph" style:parent-style-name="Standard">
      <style:paragraph-properties fo:margin-top="0cm" fo:margin-bottom="0.499cm" loext:contextual-spacing="false"/>
      <style:text-properties officeooo:rsid="000828b0" officeooo:paragraph-rsid="000828b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l’ombre du coeur de ma mie <text:span text:style-name="T1">Brassens</text:span></text:p>
      <text:p text:style-name="P2"/>
      <text:p text:style-name="P2">A l'ombre du coeur de ma mie (bis)<text:line-break/>Un oiseau s'était endormi (bis)<text:line-break/>Un jour qu'elle faisait semblant<text:line-break/>D'être la Belle au bois dormant.<text:line-break/>Et moi, me mettant à genoux, (bis)<text:line-break/>Bonnes fé’s, sauvegardez-nous ! (bis)<text:line-break/>Sur ce coeur j'ai voulu poser<text:line-break/>Une manière de baiser.<text:line-break/>Alors cet oiseau de malheur (bis)<text:line-break/>Se mit à crier Au voleur ! (bis)<text:line-break/>Au voleur ! et A l'assassin !<text:line-break/>Comm' si j'en voulais à son sein.<text:line-break/>Aux appels de cet étourneau, (bis)<text:line-break/>Grand branle-bas dans Landerneau : (bis)<text:line-break/>Tout le monde et son père accourt<text:line-break/>Aussitôt lui porter secours.<text:line-break/>Tant de rumeurs, de grondements, (bis)<text:line-break/>Ont fait peur aux enchantements, (bis)<text:line-break/>Et la belle désabusée<text:line-break/>Ferma son coeur à mon baiser</text:p>
      <text:p text:style-name="P2"><text:line-break/>Et c'est depuis ce temps, ma soeur, (bis)<text:line-break/>Que je suis devenu chasseur, (bis)<text:line-break/>Que mon arbalète à la main<text:line-break/>Je cours les bois et les chemins.<text:line-break/>En savoir plus sur http://www.paroles.net/georges-brassens/paroles-a-l-ombre-du-coeur-de-ma-mie#XIZhjtLMXx3JE7dS.9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1:41:59.929118804</meta:creation-date>
    <dc:date>2017-03-15T11:43:47.349494765</dc:date>
    <meta:editing-duration>PT1M47S</meta:editing-duration>
    <meta:editing-cycles>1</meta:editing-cycles>
    <meta:document-statistic meta:table-count="0" meta:image-count="0" meta:object-count="0" meta:page-count="1" meta:paragraph-count="3" meta:word-count="159" meta:character-count="948" meta:non-whitespace-character-count="791"/>
    <meta:generator>LibreOffice/5.1.6.2$Linux_X86_64 LibreOffice_project/10m0$Build-2</meta:generator>
  </office:meta>
</office:document-meta>
</file>